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  <style:style style:name="ce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5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5" style:family="table-cell" style:parent-style-name="Default">
      <style:map style:condition="cell-content()!=[$Classic.B2:$Classic.J91]" style:apply-style-name="Accent_20_3" style:base-cell-address="Unleveled.B2"/>
    </style:style>
  </office:automatic-styles>
  <office:body>
    <office:spreadsheet>
      <table:calculation-settings table:automatic-find-labels="false" table:use-regular-expressions="false" table:use-wildcards="true"/>
      <table:table table:name="Class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Dur. Cost A</text:p>
          </table:table-cell>
          <table:table-cell office:value-type="string" calcext:value-type="string">
            <text:p>Dur. Cost B</text:p>
          </table:table-cell>
          <table:table-cell office:value-type="string" calcext:value-type="string">
            <text:p>Dur. Cost Base</text:p>
          </table:table-cell>
          <table:table-cell office:value-type="string" calcext:value-type="string">
            <text:p>Cha. Cost A</text:p>
          </table:table-cell>
          <table:table-cell office:value-type="string" calcext:value-type="string">
            <text:p>Cha. Cost B</text:p>
          </table:table-cell>
          <table:table-cell office:value-type="string" calcext:value-type="string">
            <text:p>Cha. Cost Base</text:p>
          </table:table-cell>
          <table:table-cell office:value-type="string" calcext:value-type="string">
            <text:p>Mag. Cost A</text:p>
          </table:table-cell>
          <table:table-cell office:value-type="string" calcext:value-type="string">
            <text:p>Mag. Cost B</text:p>
          </table:table-cell>
          <table:table-cell office:value-type="string" calcext:value-type="string">
            <text:p>Mag. Cost Base</text:p>
          </table:table-cell>
          <table:table-cell office:value-type="string" calcext:value-type="string">
            <text:p>Fa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mbing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ementalResistance-Fire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string" calcext:value-type="string">
            <text:p>ElementalResistance-Frost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Shock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Poison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Magicka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Jump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lyz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wfal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erBreath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inuousDamage-Fatig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inuousDamage-Health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inuousDamage-SpellPoints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Fatigue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Healt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SpellPoint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integrat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rain-Agility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Enduranc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Intelligenc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Luck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Personality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Speed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Strength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Willpower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Agility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Enduranc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Intelligenc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Luck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Personality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Speed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Strength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Willpower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Fatigu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Health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meleon-Norm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meleon-Tru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visibility-Normal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visibility-Tru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dow-Norm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dow-Tru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rehendLanguages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Item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pel-Daedra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el-Magic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el-Undea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lTrap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re-Disea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e-Paralysi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e-Poiso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tify-Agility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Enduranc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Intelligenc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Luck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Personality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Speed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Strength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Willpower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Action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table:style-name="ce5"/>
        </table:table-row>
        <table:table-row table:style-name="ro1">
          <table:table-cell office:value-type="string" calcext:value-type="string">
            <text:p>Heal-Agilit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9"/>
        </table:table-row>
        <table:table-row table:style-name="ro1">
          <table:table-cell office:value-type="string" calcext:value-type="string">
            <text:p>Heal-Endurance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Intelligence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Luck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Personalit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Speed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Strength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Willpower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 Fatigu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l Healt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ll Absorption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rm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tect-Enem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tect-Mag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tect-Treasur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entif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vitate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ify-Animal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Daedr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Humano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Undea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llReflection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llResista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Walk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1048484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Classic.O1:Classic.O2 Classic.O4:Classic.O65 Classic.O75:Classic.O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3:Classic.O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66:Classic.O66 Classic.O68:Classic.O7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67:Classic.O7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Unleveled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3" table:default-cell-style-name="ce15"/>
        <table:table-row table:style-name="ro1"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Dur. Cost A</text:p>
          </table:table-cell>
          <table:table-cell table:style-name="Default" office:value-type="string" calcext:value-type="string">
            <text:p>Dur. Cost B</text:p>
          </table:table-cell>
          <table:table-cell table:style-name="Default" office:value-type="string" calcext:value-type="string">
            <text:p>Dur. Cost Base</text:p>
          </table:table-cell>
          <table:table-cell table:style-name="Default" office:value-type="string" calcext:value-type="string">
            <text:p>Cha. Cost A</text:p>
          </table:table-cell>
          <table:table-cell table:style-name="Default" office:value-type="string" calcext:value-type="string">
            <text:p>Cha. Cost B</text:p>
          </table:table-cell>
          <table:table-cell table:style-name="Default" office:value-type="string" calcext:value-type="string">
            <text:p>Cha. Cost Base</text:p>
          </table:table-cell>
          <table:table-cell table:style-name="Default" office:value-type="string" calcext:value-type="string">
            <text:p>Mag. Cost A</text:p>
          </table:table-cell>
          <table:table-cell table:style-name="Default" office:value-type="string" calcext:value-type="string">
            <text:p>Mag. Cost B</text:p>
          </table:table-cell>
          <table:table-cell table:style-name="Default" office:value-type="string" calcext:value-type="string">
            <text:p>Mag. Cost Base</text:p>
          </table:table-cell>
          <table:table-cell table:style-name="Default"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ementalResistance-Fire</text:p>
          </table:table-cell>
          <table:table-cell table:number-columns-repeated="9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lementalResistance-Frost</text:p>
          </table:table-cell>
          <table:table-cell table:number-columns-repeated="9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lementalResistance-Shock</text:p>
          </table:table-cell>
          <table:table-cell table:number-columns-repeated="9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lementalResistance-Poison</text:p>
          </table:table-cell>
          <table:table-cell table:number-columns-repeated="9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lementalResistance-Magicka</text:p>
          </table:table-cell>
          <table:table-cell table:number-columns-repeated="9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umping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yze</text:p>
          </table:table-cell>
          <table:table-cell table:number-columns-repeated="9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fall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Breathing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inuousDamage-Fatigue</text:p>
          </table:table-cell>
          <table:table-cell table:number-columns-repeated="9"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ontinuousDamage-Health</text:p>
          </table:table-cell>
          <table:table-cell table:number-columns-repeated="9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ntinuousDamage-SpellPoints</text:p>
          </table:table-cell>
          <table:table-cell table:number-columns-repeated="9"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amage-Fatigu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ge-Health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ge-SpellPoints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e</text:p>
          </table:table-cell>
          <table:table-cell table:number-columns-repeated="9"/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string" calcext:value-type="string">
            <text:p>Drain-Agility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rain-Enduranc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rain-Intelligenc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rain-Luck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rain-Personality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rain-Speed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rain-Strength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rain-Willpower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er-Agil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er-Enduranc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er-Intelligenc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er-Luck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er-Personal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er-Speed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er-Strength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er-Willpower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er-Fatigu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er-Health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eleon-Normal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meleon-True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visibility-Normal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visibility-True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dow-Normal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dow-True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ehendLanguages</text:p>
          </table:table-cell>
          <table:table-cell table:number-columns-repeated="9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reateItem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el-Daedra</text:p>
          </table:table-cell>
          <table:table-cell table:number-columns-repeated="9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ispel-Magic</text:p>
          </table:table-cell>
          <table:table-cell table:number-columns-repeated="9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ispel-Undead</text:p>
          </table:table-cell>
          <table:table-cell table:number-columns-repeated="9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table:number-columns-repeated="9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9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ulTra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e-Disease</text:p>
          </table:table-cell>
          <table:table-cell table:number-columns-repeated="9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ure-Paralyzation</text:p>
          </table:table-cell>
          <table:table-cell table:number-columns-repeated="9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re-Poison</text:p>
          </table:table-cell>
          <table:table-cell table:number-columns-repeated="9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ortify-Agility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fy-Endurance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fy-Intelligence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fy-Luck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fy-Personality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fy-Speed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fy-Strength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fy-Willpower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Action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l-Agility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-Endurance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-Intelligence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-Luck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-Personality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-Spee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-Strength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-Willpower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-Fatigu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-Health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erate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llAbsorption</text:p>
          </table:table-cell>
          <table:table-cell table:number-columns-repeated="9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table:number-columns-repeated="9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tect-Enemy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tect-Magic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tect-Treasure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entif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vitate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cify-Animal</text:p>
          </table:table-cell>
          <table:table-cell table:number-columns-repeated="9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acify-Daedra</text:p>
          </table:table-cell>
          <table:table-cell table:number-columns-repeated="9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cify-Humanoid</text:p>
          </table:table-cell>
          <table:table-cell table:number-columns-repeated="9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acify-Undead</text:p>
          </table:table-cell>
          <table:table-cell table:number-columns-repeated="9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pellReflection</text:p>
          </table:table-cell>
          <table:table-cell table:number-columns-repeated="9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pellResistance</text:p>
          </table:table-cell>
          <table:table-cell table:number-columns-repeated="9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WaterWalking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calcext:conditional-formats>
          <calcext:conditional-format calcext:target-range-address="Unleveled.B2:Unleveled.K91">
            <calcext:condition calcext:apply-style-name="Accent 3" calcext:value="!=[$Classic.B2:$Classic.J91]" calcext:base-cell-address="Unleveled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00-00-00</text:date>, <text:time style:data-style-name="N2" text:time-value="21:00:41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08:55:40.954000000</meta:creation-date>
    <dc:date>2021-08-09T21:02:11.183000000</dc:date>
    <meta:editing-duration>P8DT21H28M25S</meta:editing-duration>
    <meta:editing-cycles>59</meta:editing-cycles>
    <meta:generator>LibreOffice/7.1.0.3$Windows_X86_64 LibreOffice_project/f6099ecf3d29644b5008cc8f48f42f4a40986e4c</meta:generator>
    <meta:document-statistic meta:table-count="2" meta:cell-count="552" meta:object-count="0"/>
  </office:meta>
</office:document-meta>
</file>